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72b" officeooo:paragraph-rsid="0012872b"/>
    </style:style>
    <style:style style:name="P2" style:family="paragraph" style:parent-style-name="Standard">
      <style:text-properties fo:color="#99ff99" officeooo:rsid="0012872b" officeooo:paragraph-rsid="0012872b"/>
    </style:style>
    <style:style style:name="P3" style:family="paragraph" style:parent-style-name="Standard">
      <style:text-properties fo:color="#99ff99" officeooo:rsid="0012872b" officeooo:paragraph-rsid="0013eb4d"/>
    </style:style>
    <style:style style:name="P4" style:family="paragraph" style:parent-style-name="Standard">
      <style:text-properties fo:color="#66ff66" officeooo:rsid="0012872b" officeooo:paragraph-rsid="0012872b"/>
    </style:style>
    <style:style style:name="P5" style:family="paragraph" style:parent-style-name="Standard">
      <style:text-properties fo:color="#66ff66" officeooo:rsid="0012872b" officeooo:paragraph-rsid="0012872b"/>
    </style:style>
    <style:style style:name="P6" style:family="paragraph" style:parent-style-name="Standard">
      <style:text-properties fo:color="#66ff66" officeooo:rsid="0012872b" officeooo:paragraph-rsid="00166710"/>
    </style:style>
    <style:style style:name="P7" style:family="paragraph" style:parent-style-name="Standard">
      <style:text-properties fo:color="#66ff66" officeooo:paragraph-rsid="0012872b"/>
    </style:style>
    <style:style style:name="P8" style:family="paragraph" style:parent-style-name="Standard">
      <style:text-properties officeooo:paragraph-rsid="0012872b"/>
    </style:style>
    <style:style style:name="P9" style:family="paragraph" style:parent-style-name="Standard">
      <style:text-properties officeooo:paragraph-rsid="00166710"/>
    </style:style>
    <style:style style:name="T1" style:family="text">
      <style:text-properties officeooo:rsid="0013eb4d"/>
    </style:style>
    <style:style style:name="T2" style:family="text">
      <style:text-properties fo:color="#66ff66"/>
    </style:style>
    <style:style style:name="T3" style:family="text">
      <style:text-properties fo:color="#66ff66" officeooo:rsid="0012872b"/>
    </style:style>
    <style:style style:name="T4" style:family="text">
      <style:text-properties fo:color="#66ff66" officeooo:rsid="00166710"/>
    </style:style>
    <style:style style:name="T5" style:family="text">
      <style:text-properties officeooo:rsid="001667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/text:p>
      <text:p text:style-name="P6"><text:tab/></text:p>
      <text:p text:style-name="P6"><text:tab/><text:span text:style-name="T5"># Hola Cicreart;</text:span></text:p>
      <text:p text:style-name="P6"><text:tab/>my @array1 = '<text:span text:style-name="T5">C</text:span>i', 'cre', 'art';</text:p>
      <text:p text:style-name="P4"><text:tab/>say @array1;</text:p>
      <text:p text:style-name="P4"><text:tab/>@array<text:span text:style-name="T1">1</text:span>.say;</text:p>
      <text:p text:style-name="P4"/>
      <text:p text:style-name="P4"><text:tab/>my @array2 = &lt;<text:span text:style-name="T5">C</text:span>i cre art&gt;;</text:p>
      <text:p text:style-name="P4"><text:tab/>say @array2;</text:p>
      <text:p text:style-name="P4"><text:tab/>@array<text:span text:style-name="T1">2</text:span>.say;</text:p>
      <text:p text:style-name="P4"/>
      <text:p text:style-name="P9"><text:span text:style-name="T3"><text:tab/></text:span></text:p>
      <text:p text:style-name="P9"><text:span text:style-name="T3"><text:tab/></text:span><text:span text:style-name="T4">#Factorial</text:span></text:p>
      <text:p text:style-name="P9"><text:span text:style-name="T3"><text:tab/></text:span><text:span text:style-name="T2">constant fact = 1, |[\*] 1..*;</text:span></text:p>
      <text:p text:style-name="P7"><text:tab/>say fact[5];</text:p>
      <text:p text:style-name="P8"/>
      <text:p text:style-name="P4"/>
      <text:p text:style-name="P2"/>
      <text:p text:style-name="P2"/>
      <text:p text:style-name="P2"/>
      <text:p text:style-name="P2"><text:tab/></text:p>
      <text:p text:style-name="P2"><text:tab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lrr </meta:initial-creator>
    <meta:creation-date>2017-02-23T20:47:43.001197769</meta:creation-date>
    <dc:date>2017-02-24T09:03:27.266267430</dc:date>
    <meta:editing-duration>PT9M6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5" meta:word-count="30" meta:character-count="189" meta:non-whitespace-character-count="154"/>
  </office:meta>
</office:document-meta>
</file>